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3.0729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3" style:family="table-cell">
      <style:table-cell-properties fo:padding="0.0194in" fo:border-left="0.75pt solid #808080" fo:border-right="0.75pt solid #808080" fo:border-top="none" fo:border-bottom="0.75pt solid #808080"/>
    </style:style>
    <style:style style:name="Table1.B3" style:family="table-cell">
      <style:table-cell-properties fo:padding="0.0194in" fo:border-left="0.05pt solid #808080" fo:border-right="0.75pt solid #808080" fo:border-top="none" fo:border-bottom="0.75pt solid #808080"/>
    </style:style>
    <style:style style:name="P1" style:family="paragraph" style:parent-style-name="Heading_20_2">
      <style:text-properties fo:font-variant="normal" fo:text-transform="none" style:font-name="Century Gothic" fo:letter-spacing="normal" fo:font-style="normal" fo:font-weight="normal"/>
    </style:style>
    <style:style style:name="P2" style:family="paragraph" style:parent-style-name="Table_20_Contents">
      <style:paragraph-properties fo:margin-top="0in" fo:margin-bottom="0in" loext:contextual-spacing="false"/>
    </style:style>
    <style:style style:name="P3" style:family="paragraph" style:parent-style-name="Table_20_Contents">
      <style:paragraph-properties fo:margin-top="0in" fo:margin-bottom="0in" loext:contextual-spacing="false"/>
      <style:text-properties style:text-underline-style="solid" style:text-underline-width="auto" style:text-underline-color="font-color" fo:font-weight="bold"/>
    </style:style>
    <style:style style:name="P4" style:family="paragraph" style:parent-style-name="Table_20_Contents">
      <style:paragraph-properties fo:margin-top="0in" fo:margin-bottom="0in" loext:contextual-spacing="false"/>
      <style:text-properties fo:font-weight="bold"/>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656565" fo:letter-spacing="normal"/>
    </style:style>
    <style:style style:name="P6"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font-style="normal" fo:font-weight="normal"/>
    </style:style>
    <style:style style:name="P7"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font-style="normal" style:text-underline-style="solid" style:text-underline-width="auto" style:text-underline-color="font-color" fo:font-weight="bold"/>
    </style:style>
    <style:style style:name="T1" style:family="text">
      <style:text-properties fo:font-weight="bold"/>
    </style:style>
    <style:style style:name="T2" style:family="text">
      <style:text-properties style:font-name="Century Gothic" fo:font-size="11.25pt" fo:font-style="normal" fo:font-weight="bold"/>
    </style:style>
    <style:style style:name="T3" style:family="text">
      <style:text-properties style:font-name="Century Gothic"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1: Grupo P90_C2</text:h>
      <text:p text:style-name="P5"> <text:span text:style-name="T2">Número máximo de ficheros</text:span><text:span text:style-name="T3">: 1<text:line-break/></text:span><text:span text:style-name="T2">Tipo de trabajo</text:span><text:span text:style-name="T3">:  Individual</text:span></text:p>
      <text:p text:style-name="P6">En la Época Medieval los países adquirieron una importante arma llamada catapulta para defenderse de los enemigos que venían a grandes distancias a conquistar su territorio. Durante la guerra cada uno de los ejércitos utilizaba una formación triangular, dejando en la última fila al general y todos los comandantes de dicha tropa. Una de las regiones que se quería conquistar era Navarra, sin embargo, su comandante había adquirido algunas catapultas para su defensa, a la hora de realizar su estrategia de guerra quiso poner sobre la mesa la importancia de utilizar dichos artefactos para aquellos países que los querían conquistar, pero para tener un buen resultado debían realizar tres tiros efectivos que acabaran con el ejercito enemigo:</text:p>
      <text:p text:style-name="P6">·         Tiro uno <text:span text:style-name="T1">(P):</text:span> distancia hacia la punta del triángulo, para ello adquirieron un vigilante que les informara la distancia en metros de la punta del ejército</text:p>
      <text:p text:style-name="P6">·         Tiro dos <text:span text:style-name="T1">(H):</text:span> deberá ser el doble del tiro <text:span text:style-name="T1">(P)</text:span> uno más cuatro.</text:p>
      <text:p text:style-name="P6">·         Tiro tres <text:span text:style-name="T1">(L)</text:span>: será la quinta parte de la suma del tiro uno <text:span text:style-name="T1">(P)</text:span> más el tiro dos <text:span text:style-name="T1">(H)</text:span>.</text:p>
      <text:p text:style-name="P6">Con esto derrotaban al ejercito enemigo.</text:p>
      <text:p text:style-name="P6">El comandante también quería conocer la categoría de la distancia obtenida del tercer lanzamiento realizado, para lo cual se tiene la siguiente información:</text:p>
      <text:p text:style-name="P6">·         Uno: distancia obtenida entre 0 y 20 metros.</text:p>
      <text:p text:style-name="P6">·         Dos: distancia obtenida entre 21 y 30 metros.</text:p>
      <text:p text:style-name="P6">·         Tres: distancia obtenida entre 31 y 50 metros.</text:p>
      <text:p text:style-name="P6">·         Cuatro: distancia mayor a 51 metros.</text:p>
      <text:p text:style-name="P6">Elabora un programa que permita conocer e imprimir cada una de las distancias realizadas por la catapulta, así como la categoría en la cual estaría dicha distancia. Al finalizar el programa se debe imprimir cada una de las distancias y en la siguiente línea la categoría.</text:p>
      <text:p text:style-name="P7">Entrada</text:p>
      <text:p text:style-name="P6">La entrada será un numero entero que corresponde a la distancia dada por el vigilante para el primer tiro.</text:p>
      <text:p text:style-name="P7">Salida</text:p>
      <text:p text:style-name="P6">Tres enteros que equivalen a las distancias de cada uno de los lanzamientos realizados por la catapulta. Además, se debe imprimir en la siguiente línea la categoría a la cual pertenece el lanzamiento.</text:p>
      <text:p text:style-name="P7">Ejemplo</text:p>
      <table:table table:name="Table1" table:style-name="Table1">
        <table:table-column table:style-name="Table1.A" table:number-columns-repeated="2"/>
        <text:soft-page-break/>
        <table:table-row table:style-name="TableLine94824233242736">
          <table:table-cell table:style-name="Table1.A1" office:value-type="string">
            <text:p text:style-name="P3">Entrada</text:p>
          </table:table-cell>
          <table:table-cell table:style-name="Table1.B1" office:value-type="string">
            <text:p text:style-name="P3">Salida</text:p>
          </table:table-cell>
        </table:table-row>
        <table:table-row table:style-name="TableLine94824233242736">
          <table:table-cell table:style-name="Table1.A2" office:value-type="string">
            <text:p text:style-name="P4">53</text:p>
          </table:table-cell>
          <table:table-cell table:style-name="Table1.B2" office:value-type="string">
            <text:p text:style-name="P2">53 110 32</text:p>
            <text:p text:style-name="P2">tres</text:p>
          </table:table-cell>
        </table:table-row>
        <table:table-row table:style-name="TableLine94824233242736">
          <table:table-cell table:style-name="Table1.A3" office:value-type="string">
            <text:p text:style-name="P4">37</text:p>
          </table:table-cell>
          <table:table-cell table:style-name="Table1.B3" office:value-type="string">
            <text:p text:style-name="P2">37 78 23</text:p>
            <text:p text:style-name="P2">uno</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21:11:25.910511444</meta:creation-date>
    <dc:date>2021-09-18T21:12:07.849566485</dc:date>
    <meta:editing-duration>PT42S</meta:editing-duration>
    <meta:editing-cycles>1</meta:editing-cycles>
    <meta:document-statistic meta:table-count="1" meta:image-count="0" meta:object-count="0" meta:page-count="2" meta:paragraph-count="26" meta:word-count="367" meta:character-count="2195" meta:non-whitespace-character-count="1796"/>
    <meta:generator>LibreOffice/6.4.7.2$Linux_X86_64 LibreOffice_project/40$Build-2</meta:generator>
  </office:meta>
</office:document-meta>
</file>